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|================================ "1. CREACIÓN DE TABLAS" ================================|</text:p>
      <text:p text:style-name="P1"/>
      <text:p text:style-name="P1">CREATE TABLE proveedores (</text:p>
      <text:p text:style-name="P1">p VARCHAR(2) NOT NULL,</text:p>
      <text:p text:style-name="P1">pnombre VARCHAR(10) NOT NULL,</text:p>
      <text:p text:style-name="P1">categoria INT NOT NULL,</text:p>
      <text:p text:style-name="P1">ciudad VARCHAR(10) NOT NULL</text:p>
      <text:p text:style-name="P1">);</text:p>
      <text:p text:style-name="P1"/>
      <text:p text:style-name="P1">CREATE TABLE componentes (</text:p>
      <text:p text:style-name="P1">c VARCHAR(2) NOT NULL,</text:p>
      <text:p text:style-name="P1">cnombre VARCHAR(3) NOT NULL,</text:p>
      <text:p text:style-name="P1">color VARCHAR(10) NOT NULL,</text:p>
      <text:p text:style-name="P1">peso INT NOT NULL,</text:p>
      <text:p text:style-name="P1">ciudad VARCHAR(10) NOT NULL</text:p>
      <text:p text:style-name="P1">);</text:p>
      <text:p text:style-name="P1"/>
      <text:p text:style-name="P1">CREATE TABLE articulos (</text:p>
      <text:p text:style-name="P1">t VARCHAR(2) NOT NULL,</text:p>
      <text:p text:style-name="P1">tnombre VARCHAR(15) NOT NULL,</text:p>
      <text:p text:style-name="P1">ciudad VARCHAR(10) NOT NULL</text:p>
      <text:p text:style-name="P1">);</text:p>
      <text:p text:style-name="P1"/>
      <text:p text:style-name="P1">CREATE TABLE envios (</text:p>
      <text:p text:style-name="P1">p VARCHAR(2) NOT NULL,</text:p>
      <text:p text:style-name="P1">c VARCHAR(2) NOT NULL,</text:p>
      <text:p text:style-name="P1">t VARCHAR(2) NOT NULL,</text:p>
      <text:p text:style-name="P1">cantidad INT NOT NULL</text:p>
      <text:p text:style-name="P1">);</text:p>
      <text:p text:style-name="P1"/>
      <text:p text:style-name="P1">|============================= "2. RESTRICCIONES TABLAS" ===============================|</text:p>
      <text:p text:style-name="P1"/>
      <text:p text:style-name="P1">ALTER TABLE proveedores</text:p>
      <text:p text:style-name="P1">ADD CONSTRAINT Pk_proveedores</text:p>
      <text:p text:style-name="P1">PRIMARY KEY (p);</text:p>
      <text:p text:style-name="P1"/>
      <text:p text:style-name="P1">ALTER TABLE componentes</text:p>
      <text:p text:style-name="P1">ADD CONSTRAINT Pk_componentes</text:p>
      <text:p text:style-name="P1">PRIMARY KEY (c);</text:p>
      <text:p text:style-name="P1"/>
      <text:p text:style-name="P1">ALTER TABLE articulos</text:p>
      <text:p text:style-name="P1">ADD CONSTRAINT Pk_articulos</text:p>
      <text:p text:style-name="P1">PRIMARY KEY (t);</text:p>
      <text:p text:style-name="P1"/>
      <text:p text:style-name="P1">ALTER TABLE envios ADD CONSTRAINT Fk_proEnv FOREIGN KEY (p) REFERENCES proveedores (p);</text:p>
      <text:p text:style-name="P1"/>
      <text:p text:style-name="P1">ALTER TABLE envios ADD CONSTRAINT Fk_compEnv FOREIGN KEY (c) REFERENCES componentes (c);</text:p>
      <text:p text:style-name="P1"/>
      <text:p text:style-name="P1">ALTER TABLE envios ADD CONSTRAINT Fk_artEnv FOREIGN KEY (t) REFERENCES articulos (t);</text:p>
      <text:p text:style-name="P1"/>
      <text:p text:style-name="P1">ALTER TABLE envios</text:p>
      <text:p text:style-name="P1">ADD CONSTRAINT Pk_envios</text:p>
      <text:p text:style-name="P1">PRIMARY KEY (p,c,t);</text:p>
      <text:p text:style-name="P1"/>
      <text:p text:style-name="P1">|============================ "3. INSERTs TABLAS TAREAS 5" =============================|</text:p>
      <text:p text:style-name="P1"/>
      <text:p text:style-name="P1">INSERT INTO proveedores</text:p>
      <text:p text:style-name="P1">VALUES ('P1','CARLOS',20,'SEVILLA'),</text:p>
      <text:p text:style-name="P1"><text:soft-page-break/>('P2','JUAN',10,'MADRID'),</text:p>
      <text:p text:style-name="P1">('P3','JOSE',30,'SEVILLA'),</text:p>
      <text:p text:style-name="P1">('P4','INMA',20,'SEVILLA'),</text:p>
      <text:p text:style-name="P1">('P5','EVA',30,'CACERES');</text:p>
      <text:p text:style-name="P1"/>
      <text:p text:style-name="P1">INSERT INTO componentes</text:p>
      <text:p text:style-name="P1">VALUES ('C1','X3A','ROJO',12,'SEVILLA'),</text:p>
      <text:p text:style-name="P1">('C2','B85','VERDE',17,'MADRID'),</text:p>
      <text:p text:style-name="P1">('C3','C4B','AZUL',17,'MALAGA'),</text:p>
      <text:p text:style-name="P1">('C4','C4B','ROJO',14,'SEVILLA'),</text:p>
      <text:p text:style-name="P1">('C5','VT8','AZUL',12,'MADRID'),</text:p>
      <text:p text:style-name="P1">('C6','C30','ROJO',19,'SEVILLA');</text:p>
      <text:p text:style-name="P1"/>
      <text:p text:style-name="P1">INSERT INTO articulos</text:p>
      <text:p text:style-name="P1">VALUES ('T1','CLASIFICADORA','MADRID'),</text:p>
      <text:p text:style-name="P1">('T2','PERFORADORA','MALAGA'),</text:p>
      <text:p text:style-name="P1">('T3','LECTORA','CACERES'),</text:p>
      <text:p text:style-name="P1">('T4','CONSOLA','CACERES'),</text:p>
      <text:p text:style-name="P1">('T5','MEZCLADORA','SEVILLA'),</text:p>
      <text:p text:style-name="P1">('T6','TERMINAL','BARCELONA'),</text:p>
      <text:p text:style-name="P1">('T7','CINTA','SEVILLA');</text:p>
      <text:p text:style-name="P1"/>
      <text:p text:style-name="P1">INSERT INTO envios</text:p>
      <text:p text:style-name="P1">VALUES ('P1','C1','T1',200),</text:p>
      <text:p text:style-name="P1">('P1','C1','T4',700),</text:p>
      <text:p text:style-name="P1">('P2','C3','T1',400),</text:p>
      <text:p text:style-name="P1">('P2','C3','T2',200),</text:p>
      <text:p text:style-name="P1">('P2','C3','T3',200),</text:p>
      <text:p text:style-name="P1">('P2','C3','T4',500),</text:p>
      <text:p text:style-name="P1">('P2','C3','T5',600),</text:p>
      <text:p text:style-name="P1">('P2','C3','T6',400),</text:p>
      <text:p text:style-name="P1">('P2','C3','T7',800),</text:p>
      <text:p text:style-name="P1">('P2','C5','T2',100),</text:p>
      <text:p text:style-name="P1">('P3','C3','T1',200),</text:p>
      <text:p text:style-name="P1">('P3','C4','T2',500),</text:p>
      <text:p text:style-name="P1">('P4','C6','T3',300),</text:p>
      <text:p text:style-name="P1">('P4','C6','T7',300),</text:p>
      <text:p text:style-name="P1">('P5','C2','T2',200),</text:p>
      <text:p text:style-name="P1">('P5','C2','T4',100),</text:p>
      <text:p text:style-name="P1">('P5','C5','T4',500),</text:p>
      <text:p text:style-name="P1">('P5','C5','T7',100),</text:p>
      <text:p text:style-name="P1">('P5','C6','T2',200),</text:p>
      <text:p text:style-name="P1">('P5','C1','T4',100),</text:p>
      <text:p text:style-name="P1">('P5','C3','T4',200),</text:p>
      <text:p text:style-name="P1">('P5','C4','T4',800),</text:p>
      <text:p text:style-name="P1">('P5','C5','T5',400),</text:p>
      <text:p text:style-name="P1">('P5','C6','T4',500);</text:p>
      <text:p text:style-name="P1"/>
      <text:p text:style-name="P1">|=================================== "4. CONSULTAS" ====================================|</text:p>
      <text:p text:style-name="P1"/>
      <text:p text:style-name="P1">1. <text:s/>SELECT * FROM articulos WHERE ciudad='CACERES';</text:p>
      <text:p text:style-name="P1"/>
      <text:p text:style-name="P1">2. <text:s/>SELECT p FROM envios WHERE t='T1';</text:p>
      <text:p text:style-name="P1"/>
      <text:p text:style-name="P1">3. <text:s/>SELECT DISTINCT color,ciudad FROM componentes;</text:p>
      <text:p text:style-name="P1"/>
      <text:p text:style-name="P1">4. <text:s/>SELECT t,ciudad FROM articulos WHERE ciudad LIKE '%D' OR ciudad LIKE '%E%';</text:p>
      <text:p text:style-name="P1"/>
      <text:p text:style-name="P1"><text:soft-page-break/>5. <text:s/>SELECT p FROM envios WHERE t='T1' AND c='C1';</text:p>
      <text:p text:style-name="P1"/>
      <text:p text:style-name="P1">6. <text:s/>SELECT DISTINCT tnombre FROM articulos INNER JOIN envios ON envios.p='P1' AND envios.t=articulos.t;</text:p>
      <text:p text:style-name="P1"/>
      <text:p text:style-name="P1">7. <text:s/>SELECT DISTINCT envios.c FROM articulos INNER JOIN envios ON articulos.t=envios.t WHERE articulos.ciudad='MADRID';</text:p>
      <text:p text:style-name="P1"/>
      <text:p text:style-name="P1">8. <text:s/>SELECT c FROM componentes WHERE peso=(SELECT MIN(peso) FROM componentes);</text:p>
      <text:p text:style-name="P1"/>
      <text:p text:style-name="P1">9. <text:s/>SELECT envios.p FROM envios WHERE t='T1' INTERSECT SELECT envios.p FROM envios WHERE t='T2';</text:p>
      <text:p text:style-name="P1"/>
      <text:p text:style-name="P1">10. SELECT DISTINCT envios.p FROM (envios JOIN componentes ON envios.c=componentes.c) JOIN articulos ON envios.t=articulos.t WHERE (articulos.ciudad='SEVILLA' OR articulos.ciudad='MADRID') AND (componentes.color='ROJO');</text:p>
      <text:p text:style-name="P1"/>
      <text:p text:style-name="P1">11. SELECT DISTINCT c FROM envios WHERE t IN(SELECT t FROM articulos WHERE ciudad='SEVILLA') AND p IN(SELECT p FROM proveedores WHERE ciudad='SEVILLA');</text:p>
      <text:p text:style-name="P1"/>
      <text:p text:style-name="P1">12. SELECT DISTINCT t FROM envios WHERE c IN(SELECT c FROM envios WHERE p='P1');</text:p>
      <text:p text:style-name="P1"/>
      <text:p text:style-name="P1">13. SELECT p.ciudad,e.c,a.ciudad FROM envios e,proveedores p,articulos a WHERE e.p=p.p AND e.t=a.t;</text:p>
      <text:p text:style-name="P1"/>
      <text:p text:style-name="P1">14. SELECT p.ciudad,c,a.ciudad FROM envios e,proveedores p,articulos a WHERE e.p=p.p AND e.t=a.t AND p.ciudad&lt;&gt;a.ciudad;</text:p>
      <text:p text:style-name="P1"/>
      <text:p text:style-name="P1">15. SELECT COUNT(*),COUNT(DISTINCT t),SUM(cantidad) FROM envios WHERE p='P2';</text:p>
      <text:p text:style-name="P1"/>
      <text:p text:style-name="P1">16. SELECT c,t,SUM(cantidad) FROM envios GROUP BY c,t;</text:p>
      <text:p text:style-name="P1"/>
      <text:p text:style-name="P1">17. SELECT DISTINCT e.t FROM envios e,articulos a WHERE e.t=a.t AND EXISTS (SELECT * FROM proveedores p WHERE p.ciudad!=a.ciudad AND p.p=e.p AND p.ciudad!='MADRID');</text:p>
      <text:p text:style-name="P1"/>
      <text:p text:style-name="P1">18. SELECT DISTINCT p FROM envios WHERE c IN (SELECT c FROM envios WHERE p IN (SELECT p FROM envios NATURAL JOIN componentes WHERE color='ROJO'));</text:p>
      <text:p text:style-name="P1"/>
      <text:p text:style-name="P1">19. SELECT DISTINCT t FROM envios WHERE c IN (SELECT c FROM envios GROUP BY c HAVING AVG(cantidad)&gt;320);</text:p>
      <text:p text:style-name="P1"/>
      <text:p text:style-name="P1">20. SELECT DISTINCT p FROM envios e WHERE cantidad&gt;(SELECT AVG(cantidad FROM envios b WHERE b.c=e.c));</text:p>
      <text:p text:style-name="P1"/>
      <text:p text:style-name="P1">21. SELECT c FROM envios WHERE t='T2' AND p='P2';</text:p>
      <text:p text:style-name="P1"/>
      <text:p text:style-name="P1">22. SELECT e.* FROM envios e NATURAL JOIN componentes WHERE color&lt;&gt;'ROJO';</text:p>
      <text:p text:style-name="P1"/>
      <text:p text:style-name="P1">23. SELECT c FROM envios WHERE t='T1' INTERSECT SELECT c FROM envios WHERE t='T2';</text:p>
      <text:p text:style-name="P1"/>
      <text:p text:style-name="P1">24. SELECT p,COUNT(*) FROM envios WHERE c IN (SELECT c FROM componentes WHERE color='ROJO') GROUP BY p;</text:p>
      <text:p text:style-name="P1"/>
      <text:p text:style-name="P1">25. SELECT DISTINCT color FROM componentes WHERE c IN (SELECT DISTINCT c FROM envios WHERE p='P1');</text:p>
      <text:p text:style-name="P1"/>
      <text:p text:style-name="P1">26. SELECT e.*,c.ciudad FROM envios e,componentes c,articulos a,proveedores p WHERE e.t=a.t AND e.c=c.c AND e.p=p.p AND p.ciudad=c.ciudad AND p.ciudad=a.ciudad;</text:p>
      <text:p text:style-name="P1"/>
      <text:p text:style-name="P1">27. SELECT DISTINCT cnombre FROM componentes WHERE c IN (SELECT c FROM envios GROUP BY c HAVING SUM(cantidad)&gt;500);</text:p>
      <text:p text:style-name="P1"/>
      <text:p text:style-name="P1"><text:soft-page-break/>28. SELECT p FROM proveedores WHERE ciudad='SEVILLA' MINUS (SELECT p FROM envios GROUP BY p HAVING COUNT(DISTINCT t)&gt;2);</text:p>
      <text:p text:style-name="P1"/>
      <text:p text:style-name="P1">29. SELECT t FROM envios e,componentes c WHERE e.c=c.c GROUP BY t HAVING COUNT(DISTINCT ciudad)=1;</text:p>
      <text:p text:style-name="P1"/>
      <text:p text:style-name="P1">30. SELECT t FROM envios GROUP BY t HAVING COUNT(DISTINCT c)=(SELECT COUNT(*) FROM componentes);</text:p>
      <text:p text:style-name="P1"/>
      <text:p text:style-name="P1">31. SELECT p,t FROM envios e,componentes c WHERE e.c=c.c AND c.color='ROJO' GROUP BY p,t HAVING COUNT(*)&gt;1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4" meta:paragraph-count="120" meta:word-count="674" meta:character-count="5605" meta:non-whitespace-character-count="5042"/>
  </office:meta>
</office:document-meta>
</file>